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5BB9222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88cm" fo:margin-left="0.014cm" fo:margin-top="0cm" fo:margin-bottom="0cm" table:align="left" style:writing-mode="page"/>
    </style:style>
    <style:style style:name="Table2.A" style:family="table-column">
      <style:table-column-properties style:column-width="16.988cm"/>
    </style:style>
    <style:style style:name="Table2.1" style:family="table-row">
      <style:table-row-properties style:min-row-height="1.207cm" fo:keep-together="always"/>
    </style:style>
    <style:style style:name="Table2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2.2" style:family="table-row">
      <style:table-row-properties style:min-row-height="2.307cm" fo:keep-together="always"/>
    </style:style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88cm" fo:margin-left="0.014cm" fo:margin-top="0cm" fo:margin-bottom="0cm" table:align="left" style:writing-mode="page"/>
    </style:style>
    <style:style style:name="Table4.A" style:family="table-column">
      <style:table-column-properties style:column-width="16.988cm"/>
    </style:style>
    <style:style style:name="Table4.1" style:family="table-row">
      <style:table-row-properties style:min-row-height="1.207cm" fo:keep-together="always"/>
    </style:style>
    <style:style style:name="Table4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4.2" style:family="table-row">
      <style:table-row-properties style:min-row-height="2.307cm" fo:keep-together="always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8cm" fo:margin-left="0.014cm" fo:margin-top="0cm" fo:margin-bottom="0cm" table:align="left" style:writing-mode="page"/>
    </style:style>
    <style:style style:name="Table6.A" style:family="table-column">
      <style:table-column-properties style:column-width="16.988cm"/>
    </style:style>
    <style:style style:name="Table6.1" style:family="table-row">
      <style:table-row-properties style:min-row-height="1.207cm" fo:keep-together="always"/>
    </style:style>
    <style:style style:name="Table6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6.2" style:family="table-row">
      <style:table-row-properties style:min-row-height="2.307cm" fo:keep-together="always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88cm" fo:margin-left="0.014cm" fo:margin-top="0cm" fo:margin-bottom="0cm" table:align="left" style:writing-mode="page"/>
    </style:style>
    <style:style style:name="Table8.A" style:family="table-column">
      <style:table-column-properties style:column-width="16.988cm"/>
    </style:style>
    <style:style style:name="Table8.1" style:family="table-row">
      <style:table-row-properties style:min-row-height="1.207cm" fo:keep-together="always"/>
    </style:style>
    <style:style style:name="Table8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8.2" style:family="table-row">
      <style:table-row-properties style:min-row-height="2.307cm" fo:keep-together="always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paragraph-rsid="00029de6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paragraph-rsid="0003b009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8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1dd14" officeooo:paragraph-rsid="0001dd14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9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1dd14" officeooo:paragraph-rsid="0007c65b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29de6" officeooo:paragraph-rsid="00029de6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1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3b009" officeooo:paragraph-rsid="0003b009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3b009" officeooo:paragraph-rsid="00062322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62322" officeooo:paragraph-rsid="00062322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10ddb6" officeooo:paragraph-rsid="00062322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7c65b" officeooo:paragraph-rsid="0007c65b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7c65b" officeooo:paragraph-rsid="000801c0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1dd14" officeooo:paragraph-rsid="0001dd14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8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3b009" officeooo:paragraph-rsid="0003b009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9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62322" officeooo:paragraph-rsid="00062322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0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7c65b" officeooo:paragraph-rsid="0007c65b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1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2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paragraph-rsid="00062322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3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paragraph-rsid="00099dbb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29de6" officeooo:paragraph-rsid="00029de6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3b009" officeooo:paragraph-rsid="0003b009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26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7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officeooo:rsid="0001dd14" officeooo:paragraph-rsid="0001dd14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8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officeooo:rsid="00029de6" officeooo:paragraph-rsid="00029de6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9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officeooo:rsid="0003b009" officeooo:paragraph-rsid="0003b009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0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officeooo:rsid="00062322" officeooo:paragraph-rsid="00062322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1" style:family="paragraph" style:parent-style-name="Body_20_Text_20_2">
      <style:paragraph-properties fo:margin-right="-0.852cm" fo:margin-top="0cm" fo:margin-bottom="0cm" style:contextual-spacing="false"/>
    </style:style>
    <style:style style:name="P32" style:family="paragraph" style:parent-style-name="Body_20_Text_20_2">
      <style:paragraph-properties fo:margin-top="0cm" fo:margin-bottom="0cm" style:contextual-spacing="false"/>
    </style:style>
    <style:style style:name="P3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34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35" style:family="paragraph" style:parent-style-name="Body_20_Text_20_2">
      <style:paragraph-properties fo:margin-top="0cm" fo:margin-bottom="0cm" style:contextual-spacing="false" style:line-height-at-least="0.706cm"/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P36" style:family="paragraph" style:parent-style-name="Body_20_Text_20_2">
      <style:paragraph-properties fo:margin-top="0cm" fo:margin-bottom="0cm" style:contextual-spacing="false"/>
      <style:text-properties fo:font-weight="normal" officeooo:rsid="0001dd14" officeooo:paragraph-rsid="0001dd14" style:font-weight-asian="normal" style:font-weight-complex="normal"/>
    </style:style>
    <style:style style:name="P37" style:family="paragraph" style:parent-style-name="Body_20_Text_20_2">
      <style:text-properties style:use-window-font-color="true" loext:opacity="0%" fo:font-size="11pt" fo:font-weight="normal" officeooo:rsid="0001dd14" officeooo:paragraph-rsid="0001dd14" style:font-size-asian="9.60000038146973pt" style:font-weight-asian="normal" style:font-size-complex="11pt" style:font-weight-complex="normal"/>
    </style:style>
    <style:style style:name="P38" style:family="paragraph" style:parent-style-name="Body_20_Text_20_2">
      <style:paragraph-properties fo:margin-top="0cm" fo:margin-bottom="0cm" style:contextual-spacing="false"/>
      <style:text-properties style:use-window-font-color="true" loext:opacity="0%" style:font-name="Calibri1" fo:font-size="11pt" fo:font-weight="normal" officeooo:rsid="000e12e2" officeooo:paragraph-rsid="00062322" style:font-size-asian="11pt" style:font-weight-asian="normal" style:font-size-complex="11pt" style:font-weight-complex="normal"/>
    </style:style>
    <style:style style:name="P39" style:family="paragraph" style:parent-style-name="Body_20_Text_20_2">
      <style:paragraph-properties fo:margin-top="0cm" fo:margin-bottom="0cm" style:contextual-spacing="false"/>
      <style:text-properties officeooo:rsid="00029de6" officeooo:paragraph-rsid="00029de6"/>
    </style:style>
    <style:style style:name="P40" style:family="paragraph" style:parent-style-name="Body_20_Text_20_2">
      <style:paragraph-properties fo:margin-top="0cm" fo:margin-bottom="0cm" style:contextual-spacing="false"/>
      <style:text-properties officeooo:paragraph-rsid="00029de6"/>
    </style:style>
    <style:style style:name="P41" style:family="paragraph" style:parent-style-name="Body_20_Text_20_2">
      <style:paragraph-properties fo:margin-top="0cm" fo:margin-bottom="0cm" style:contextual-spacing="false"/>
      <style:text-properties officeooo:paragraph-rsid="00062322"/>
    </style:style>
    <style:style style:name="P42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T1" style:family="text"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404040" loext:opacity="100%" style:font-name="Calibri" fo:font-size="11pt" style:text-underline-style="solid" style:text-underline-width="auto" style:text-underline-color="font-color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3" style:family="text">
      <style:text-properties fo:color="#404040" loext:opacity="100%" style:font-name="Calibri" fo:font-size="11pt" style:text-underline-style="solid" style:text-underline-width="auto" style:text-underline-color="font-color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1dd14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29de6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62322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7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fb9ac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404040" loext:opacity="100%" style:font-name="Calibri" fo:font-size="11pt" fo:font-weight="normal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404040" loext:opacity="100%" style:font-name="Calibri" fo:font-size="11pt" fo:font-weight="normal" officeooo:rsid="00029de6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T11" style:family="text"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12" style:family="text">
      <style:text-properties fo:color="#404040" loext:opacity="100%" style:font-name="Calibri" fo:font-size="11pt" officeooo:rsid="00029de6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13" style:family="text"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T14" style:family="text">
      <style:text-properties style:font-name="Calibri" fo:font-size="18pt" style:font-size-asian="18pt" style:font-name-complex="Calibri2" style:font-size-complex="18pt"/>
    </style:style>
    <style:style style:name="T15" style:family="text">
      <style:text-properties style:font-name="Calibri" fo:font-weight="bold" style:font-weight-asian="bold" style:font-name-complex="Calibri2"/>
    </style:style>
    <style:style style:name="T16" style:family="text">
      <style:text-properties style:font-name="Calibri" style:font-name-complex="Calibri2"/>
    </style:style>
    <style:style style:name="T17" style:family="text">
      <style:text-properties style:font-name="Calibri" fo:font-style="italic" fo:font-weight="bold" style:font-style-asian="italic" style:font-weight-asian="bold" style:font-name-complex="Calibri2"/>
    </style:style>
    <style:style style:name="T18" style:family="text">
      <style:text-properties fo:color="#7030a0" loext:opacity="100%" style:font-name="Calibri" fo:font-weight="bold" style:font-weight-asian="bold" style:font-name-complex="Calibri2"/>
    </style:style>
    <style:style style:name="T19" style:family="text">
      <style:text-properties officeooo:rsid="0001dd14"/>
    </style:style>
    <style:style style:name="T20" style:family="text">
      <style:text-properties fo:font-weight="normal" style:font-weight-asian="normal"/>
    </style:style>
    <style:style style:name="T21" style:family="text">
      <style:text-properties fo:font-weight="normal" officeooo:rsid="0001dd14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62322" style:font-weight-asian="normal" style:font-weight-complex="normal"/>
    </style:style>
    <style:style style:name="T24" style:family="text">
      <style:text-properties officeooo:rsid="00029de6"/>
    </style:style>
    <style:style style:name="T25" style:family="text">
      <style:text-properties officeooo:rsid="0003b009"/>
    </style:style>
    <style:style style:name="T26" style:family="text">
      <style:text-properties officeooo:rsid="0003b009" style:font-weight-complex="normal"/>
    </style:style>
    <style:style style:name="T27" style:family="text">
      <style:text-properties officeooo:rsid="00062322"/>
    </style:style>
    <style:style style:name="T28" style:family="text">
      <style:text-properties officeooo:rsid="0007c65b"/>
    </style:style>
    <style:style style:name="T29" style:family="text">
      <style:text-properties officeooo:rsid="00084c9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1"/>
            <text:p text:style-name="P31" loext:marker-style-name="T8"><text:span text:style-name="T2">NOM Prénom de l’élève-ingénieur : </text:span><text:span text:style-name="T4">Bec-clemente Elio</text:span></text:p>
          </table:table-cell>
        </table:table-row>
        <table:table-row table:style-name="Table2.2">
          <table:table-cell table:style-name="Table2.A1" office:value-type="string">
            <text:p text:style-name="P32" loext:marker-style-name="T8"><text:span text:style-name="T2">Identité de l’Entreprise 1 :</text:span><text:span text:style-name="T3"> </text:span><text:span text:style-name="T4">Serma</text:span></text:p>
            <text:p text:style-name="P32" loext:marker-style-name="T11"><text:span text:style-name="T11">Ce que je sais sur cette entreprise : </text:span><text:span text:style-name="T9"/></text:p>
            <text:p text:style-name="P36"><text:span text:style-name="T11">Conception de cartes Électroniques</text:span>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32" loext:marker-style-name="T11"><text:span text:style-name="T11">Pourquoi ce choix de visite ?</text:span><text:span text:style-name="T9"/></text:p>
            <text:p text:style-name="P8">Avoir des informations sur l’environnement de travail de l’entreprise.</text:p>
            <text:p text:style-name="P8">Stage technicien.</text:p>
            <text:p text:style-name="P21" loext:marker-style-name="T11"/>
            <text:p text:style-name="P32" loext:marker-style-name="T11"><text:span text:style-name="T11">Ce que j’aimerais savoir (les questions que je vais poser) :</text:span><text:span text:style-name="T9"/></text:p>
            <text:p text:style-name="P8">Sur quel genre de projets travaillent les ingénieurs dans leur entreprise ?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Ma prise de note pendant la rencontre : </text:span><text:span text:style-name="T11"/>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1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8">S<text:span text:style-name="T19">arah</text:span></text:p>
                </table:table-cell>
                <table:table-cell table:style-name="Table1.A1" office:value-type="string">
                  <text:p text:style-name="P3" loext:marker-style-name="T8"/>
                </table:table-cell>
              </table:table-row>
              <table:table-row table:style-name="Table1.1">
                <table:table-cell table:style-name="Table1.A1" office:value-type="string">
                  <text:p text:style-name="P27" loext:marker-style-name="T8">...</text:p>
                </table:table-cell>
                <table:table-cell table:style-name="Table1.A1" office:value-type="string">
                  <text:p text:style-name="P3" loext:marker-style-name="T8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8"/>
                </table:table-cell>
                <table:table-cell table:style-name="Table1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>- <text:span text:style-name="T19">Conception et fabrication de cartes Électroniques</text:span></text:p>
            <text:p text:style-name="P5" loext:marker-style-name="T8">- <text:span text:style-name="T19">Cybersécurité autant dans le hardware que dans le software</text:span></text:p>
            <text:p text:style-name="P21" loext:marker-style-name="T8"><text:span text:style-name="T20">- </text:span><text:span text:style-name="T21">Test de résistance maximales sur des batteries</text:span></text:p>
            <text:p text:style-name="P21" loext:marker-style-name="T11"/>
            <text:p text:style-name="P13">À déjà collaboré avec STMicroelectronics et Thales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Bilan et perspectives de ces échanges :</text:span></text:p>
            <text:p text:style-name="P16"><text:span text:style-name="T11">Cette entreprise correspond aux activités que je souhaite exercer dans l’avenir.</text:span></text:p>
            <text:p text:style-name="P8">À voir pour faire un PFE <text:span text:style-name="T29">et/</text:span>ou rejoindre cette entreprise dans le futur.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</table:table-cell>
        </table:table-row>
      </table:table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 loext:marker-style-name="T1"/>
            <text:p text:style-name="P31" loext:marker-style-name="T8"><text:span text:style-name="T2">NOM Prénom de l’élève-ingénieur : </text:span><text:span text:style-name="T4">Bec-clemente Elio</text:span></text:p>
          </table:table-cell>
        </table:table-row>
        <table:table-row table:style-name="Table4.2">
          <table:table-cell table:style-name="Table4.A1" office:value-type="string">
            <text:p text:style-name="P32" loext:marker-style-name="T8"><text:span text:style-name="T2">Identité de l’Entreprise 2 :</text:span><text:span text:style-name="T3"> </text:span><text:span text:style-name="T4">Orange</text:span></text:p>
            <text:p text:style-name="P32" loext:marker-style-name="T11"><text:span text:style-name="T11">Ce que je sais sur cette entreprise : </text:span><text:span text:style-name="T11"/></text:p>
            <text:p text:style-name="P17" loext:marker-style-name="T8">Grande Entreprise de Télécommunication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32" loext:marker-style-name="T11"><text:span text:style-name="T11">Pourquoi ce choix de visite ?</text:span></text:p>
            <text:p text:style-name="P36"><text:span text:style-name="T11">Prendre connaissance si l’entreprise possède une </text:span><text:span text:style-name="T12">filière</text:span><text:span text:style-name="T11"> dans le domaine de l’électronique </text:span><text:span text:style-name="T12">embarqué.</text:span></text:p>
            <text:p text:style-name="P37"/>
            <text:p text:style-name="P32" loext:marker-style-name="T11"><text:span text:style-name="T11">Ce que j’aimerais savoir (les questions que je vais poser) :</text:span><text:span text:style-name="T11"/></text:p>
            <text:p text:style-name="P10">Possédez-vous une filière<text:span text:style-name="T19"> dans le domaine de l’électronique </text:span>embarqué ?</text:p>
            <text:p text:style-name="P10">Sur quoi travaillez vous dans le domaine de la cybersécurité ?</text:p>
            <text:p text:style-name="P24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Ma prise de note pendant la rencontre : </text:span><text:span text:style-name="T11"/>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3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8">L<text:span text:style-name="T24">ucas</text:span></text:p>
                </table:table-cell>
                <table:table-cell table:style-name="Table3.A1" office:value-type="string">
                  <text:p text:style-name="P28" loext:marker-style-name="T8">Ingénieur Cybersécurité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8">….</text:p>
                </table:table-cell>
                <table:table-cell table:style-name="Table3.A1" office:value-type="string">
                  <text:p text:style-name="P28" loext:marker-style-name="T8">Responsable communication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8"/>
                </table:table-cell>
                <table:table-cell table:style-name="Table3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10">Possédez-vous une filière<text:span text:style-name="T19"> dans le domaine de l’électronique </text:span>embarqué ?</text:p>
            <text:p text:style-name="P10">Les personnes rencontrés ne possédaient pas cette information.</text:p>
            <text:p text:style-name="P6"/>
            <text:p text:style-name="P10">Sur quoi travaillez vous dans le domaine de la cybersécurité ?</text:p>
            <text:p text:style-name="P10">Essentiellement sur la sécurité des réseaux (installation physique ou non, fibre, électrique).</text:p>
            <text:p text:style-name="P21" loext:marker-style-name="T11"/>
            <text:p text:style-name="P10">Orange est divisée en deux pôles principaux : </text:p>
            <text:p text:style-name="P10">- Particuliers</text:p>
            <text:p text:style-name="P10">- Professionnels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40" loext:marker-style-name="T11"><text:span text:style-name="T11">Bilan et perspectives de ces échanges :</text:span></text:p>
            <text:p text:style-name="P40" loext:marker-style-name="T11"><text:span text:style-name="T10">Je n’ai pas appris grand-chose de plus de ce que je savais déjà sur Orange sauf pour la division en deux pôles.</text:span></text:p>
            <text:p text:style-name="P39" loext:marker-style-name="T11"><text:span text:style-name="T9">Je n’ai pas de perspectives à l’avenir pour Orange. </text:span></text:p>
            <text:p text:style-name="P21" loext:marker-style-name="T11"/>
            <text:p text:style-name="P21" loext:marker-style-name="T11"/>
          </table:table-cell>
        </table:table-row>
      </table:table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1" loext:marker-style-name="T8"><text:span text:style-name="T2">NOM Prénom de l’élève-ingénieur : </text:span><text:span text:style-name="T5">Bec-clemente Elio</text:span></text:p>
          </table:table-cell>
        </table:table-row>
        <table:table-row table:style-name="Table6.2">
          <table:table-cell table:style-name="Table6.A1" office:value-type="string">
            <text:p text:style-name="P32" loext:marker-style-name="T8"><text:span text:style-name="T2">Identité de l’Entreprise 3 :</text:span><text:span text:style-name="T3"> </text:span><text:span text:style-name="T5">Safran</text:span></text:p>
            <text:p text:style-name="P32" loext:marker-style-name="T11"><text:span text:style-name="T11">Ce que je sais sur cette entreprise : </text:span><text:span text:style-name="T11"/></text:p>
            <text:p text:style-name="P18" loext:marker-style-name="T8">Conception de technologies pour l’aéronautique et le spatial. 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32" loext:marker-style-name="T11"><text:span text:style-name="T11">Pourquoi ce choix de visite ?</text:span><text:span text:style-name="T11"/></text:p>
            <text:p text:style-name="P11">La partie software de l’électronique embarqué dans le domaine de l’aviation m’intéresse. </text:p>
            <text:p text:style-name="P21" loext:marker-style-name="T11"/>
            <text:p text:style-name="P32" loext:marker-style-name="T11"><text:span text:style-name="T11">Ce que j’aimerais savoir (les questions que je vais poser) :</text:span><text:span text:style-name="T11"/></text:p>
            <text:p text:style-name="P11">Développent-t-ils des logiciels pour des composant électroniques?</text:p>
            <text:p text:style-name="P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Ma prise de note pendant la rencontre : </text:span><text:span text:style-name="T11"/></text:p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5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5.1">
                <table:table-cell table:style-name="Table5.A1" office:value-type="string">
                  <text:p text:style-name="P29" loext:marker-style-name="T8">Paillet Lucas</text:p>
                </table:table-cell>
                <table:table-cell table:style-name="Table5.A1" office:value-type="string">
                  <text:p text:style-name="P29" loext:marker-style-name="T8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8"/>
                </table:table-cell>
                <table:table-cell table:style-name="Table5.A1" office:value-type="string">
                  <text:p text:style-name="P3" loext:marker-style-name="T8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8"/>
                </table:table-cell>
                <table:table-cell table:style-name="Table5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11">Développent-t-ils des logiciels pour des composant électroniques?</text:p>
            <text:p text:style-name="P7"><text:span text:style-name="T26">Ou en effet des ingénieurs travaillent dans ce domaine mais l</text:span><text:span text:style-name="T25">’informatique software est différencié de la programmation avec logiciel. </text:span></text:p>
            <text:p text:style-name="P5" loext:marker-style-name="T8"/>
            <text:p text:style-name="P11">Proposition de stage Fevrier-Mars : lucas.paillet@safrangroup.com</text:p>
            <text:p text:style-name="P21" loext:marker-style-name="T11"/>
            <text:p text:style-name="P25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Bilan et perspectives de ces échanges :</text:span><text:span text:style-name="T11"/></text:p>
            <text:p text:style-name="P22"><text:span text:style-name="T23">Probablement une demande de stage de technicien.</text:span></text:p>
            <text:p text:style-name="P21" loext:marker-style-name="T11"/>
            <text:p text:style-name="P21" loext:marker-style-name="T11"/>
            <text:p text:style-name="P23" loext:marker-style-name="T11"/>
          </table:table-cell>
        </table:table-row>
      </table:table>
      <text:p text:style-name="P35"/>
      <text:p text:style-name="P35" loext:marker-style-name="T13"/>
      <text:p text:style-name="P35" loext:marker-style-name="T13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1" loext:marker-style-name="T8"><text:span text:style-name="T2">NOM Prénom de l’élève-ingénieur : </text:span><text:span text:style-name="T6">Bec-clemente Elio</text:span></text:p>
          </table:table-cell>
        </table:table-row>
        <table:table-row table:style-name="Table8.2">
          <table:table-cell table:style-name="Table8.A1" office:value-type="string">
            <text:p text:style-name="P41" loext:marker-style-name="T8"><text:span text:style-name="T2">Identité de l’Entreprise 4 :</text:span><text:span text:style-name="T3"> </text:span><text:span text:style-name="T7">Médiane Systèmes</text:span></text:p>
            <text:p text:style-name="P32" loext:marker-style-name="T11"><text:span text:style-name="T11">Ce que je sais sur cette entreprise : </text:span><text:span text:style-name="T11"/></text:p>
            <text:p text:style-name="P38"><text:span text:style-name="T27">Conception </text:span>Électronique, systèmes embarqués, informatique technique et industriel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32" loext:marker-style-name="T11"><text:span text:style-name="T11">Pourquoi ce choix de visite ?</text:span><text:span text:style-name="T11"/></text:p>
            <text:p text:style-name="P12">La partie software de l’électronique embarqué m’intéresse. </text:p>
            <text:p text:style-name="P21" loext:marker-style-name="T11"/>
            <text:p text:style-name="P32" loext:marker-style-name="T11"><text:span text:style-name="T11">Ce que j’aimerais savoir (les questions que je vais poser) :</text:span><text:span text:style-name="T11"/></text:p>
            <text:p text:style-name="P14">Avoir un exemple de projet sur lequel travail un ingénieur.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Ma prise de note pendant la rencontre : </text:span><text:span text:style-name="T11"/></text:p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7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7.1">
                <table:table-cell table:style-name="Table7.A1" office:value-type="string">
                  <text:p text:style-name="P30" loext:marker-style-name="T8">Alyssa Fastier</text:p>
                </table:table-cell>
                <table:table-cell table:style-name="Table7.A1" office:value-type="string">
                  <text:p text:style-name="P30" loext:marker-style-name="T8">Chargée de recrutement</text:p>
                </table:table-cell>
              </table:table-row>
              <table:table-row table:style-name="Table7.1">
                <table:table-cell table:style-name="Table7.A1" office:value-type="string">
                  <text:p text:style-name="P30" loext:marker-style-name="T8">Céline Molte</text:p>
                </table:table-cell>
                <table:table-cell table:style-name="Table7.A1" office:value-type="string">
                  <text:p text:style-name="P30" loext:marker-style-name="T8">Chargée de recrutement</text:p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8"/>
                </table:table-cell>
                <table:table-cell table:style-name="Table7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19" loext:marker-style-name="T8">Médiane système développent et testent leurs produit directement chez le client <text:span text:style-name="T28">à Grenoble tandis qu’à Lyon ils travaillent dans leur propre laboratoire.</text:span></text:p>
            <text:p text:style-name="P14"><text:span text:style-name="T27">E</text:span>xemple<text:span text:style-name="T27">s </text:span>de projet<text:span text:style-name="T27">s : </text:span></text:p>
            <text:p text:style-name="P5" loext:marker-style-name="T8">- <text:span text:style-name="T27">Un doctorant travaille sur le développement d’un LLM pour pouvoir aider les ingénieurs dans leur travail sans causer de problème de confidentialité (ce projet sert à éviter d’utiliser d’autres IA pour ce problème)</text:span></text:p>
            <text:p text:style-name="P5" loext:marker-style-name="T8">- <text:span text:style-name="T27">Ils proposent des services pour l’électronique aéronautique.</text:span></text:p>
            <text:p text:style-name="P5" loext:marker-style-name="T8"/>
            <text:p text:style-name="P20" loext:marker-style-name="T8">Ils proposent des stages de technicien à Lyon et à Paris : prenom.nom@medianesysteme.com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32" loext:marker-style-name="T11"><text:span text:style-name="T11">Bilan et perspectives de ces échanges :</text:span><text:span text:style-name="T11"/></text:p>
            <text:p text:style-name="P15">Cette entreprise correspond aux activités que je souhaite exercer dans l’avenir.</text:p>
            <text:p text:style-name="P9"><text:span text:style-name="T28">Stage technicien et/</text:span>ou rejoindre cette entreprise dans le futur.</text:p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  <text:p text:style-name="P21" loext:marker-style-name="T11"/>
          </table:table-cell>
        </table:table-row>
      </table:table>
      <text:p text:style-name="P35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ody_20_Text_20_2" style:display-name="Body Text 2" style:family="paragraph" style:parent-style-name="Standard" loext:linked-style-name="Corps_20_de_20_texte_20_2_20_Car">
      <style:paragraph-properties fo:margin-top="0.212cm" fo:margin-bottom="0.423cm" style:contextual-spacing="false"/>
      <style:text-properties fo:color="#3366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Corps_20_de_20_texte_20_2_20_Car" style:display-name="Corps de texte 2 Car" style:family="text" style:parent-style-name="Default_20_Paragraph_20_Font_20__28_WW_29_" loext:linked-style-name="Body_20_Text_20_2">
      <style:text-properties fo:color="#3366ff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cc00ff" loext:opacity="100%" fo:font-size="10pt" fo:font-style="normal" fo:font-weight="bold" style:font-size-asian="10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7030a0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7030a0" loext:opacity="100%" fo:font-size="10pt" fo:font-style="normal" fo:font-weight="bold" style:font-size-asian="10pt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letter-kerning="tru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libri" style:font-name-complex="Calibri2"/>
    </style:style>
    <style:style style:name="MT2" style:family="text">
      <style:text-properties style:font-name="Calibri" fo:font-size="18pt" style:font-size-asian="18pt" style:font-name-complex="Calibri2" style:font-size-complex="18pt"/>
    </style:style>
    <style:style style:name="MT3" style:family="text">
      <style:text-properties style:font-name="Calibri" fo:font-weight="bold" style:font-weight-asian="bold" style:font-name-complex="Calibri2"/>
    </style:style>
    <style:style style:name="MT4" style:family="text">
      <style:text-properties fo:color="#7030a0" loext:opacity="100%" style:font-name="Calibri" fo:font-weight="bold" style:font-weight-asian="bold" style:font-name-complex="Calibri2"/>
    </style:style>
    <style:style style:name="MT5" style:family="text">
      <style:text-properties style:font-name="Calibri" fo:font-style="italic" fo:font-weight="bold" style:font-style-asian="italic" style:font-weight-asian="bold" style:font-name-complex="Calibri2"/>
    </style:style>
    <style:style style:name="MT6" style:family="text">
      <style:text-properties fo:color="#7030a0" loext:opacity="100%" style:font-name="Calibri" fo:font-style="italic" fo:font-weight="bold" style:font-style-asian="italic" style:font-weight-asian="bold" style:font-name-complex="Calibri2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0.751cm" fo:margin-bottom="0.43cm" fo:margin-left="2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6" text:anchor-type="char" svg:x="-0.497cm" svg:y="0.011cm" svg:width="2.604cm" svg:height="1.118cm" draw:z-index="3"><draw:image xlink:href="Pictures/10000000000000D40000005BB922201C.png" xlink:type="simple" xlink:show="embed" xlink:actuate="onLoad" draw:mime-type="image/png"/><draw:contour-polygon svg:width="5.446cm" svg:height="2.292cm" svg:viewBox="0 0 5446 2292" draw:points="25,0 25,2292 5471,2292 5471,0" draw:recreate-on-edit="false"/></draw:frame><text:span text:style-name="MT2"><text:s text:c="26"/></text:span><text:span text:style-name="MT3">MAC-MAP - </text:span><text:span text:style-name="MT4">Retour d’Expériences Forum 2025</text:span></text:p>
        <text:p text:style-name="Header" loext:marker-style-name="MT5"><text:span text:style-name="MT4"><text:s text:c="29"/></text:span><text:span text:style-name="MT6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nec</meta:initial-creator>
    <meta:editing-cycles>11</meta:editing-cycles>
    <meta:print-date>2025-01-15T09:26:00</meta:print-date>
    <meta:creation-date>2025-07-17T13:38:00</meta:creation-date>
    <dc:date>2025-10-23T19:08:33.150328465</dc:date>
    <meta:editing-duration>PT57M57S</meta:editing-duration>
    <meta:generator>LibreOffice/24.2.3.2$Linux_X86_64 LibreOffice_project/433d9c2ded56988e8a90e6b2e771ee4e6a5ab2ba</meta:generator>
    <meta:document-statistic meta:table-count="8" meta:image-count="1" meta:object-count="0" meta:page-count="4" meta:paragraph-count="89" meta:word-count="660" meta:character-count="4393" meta:non-whitespace-character-count="3751"/>
    <meta:user-defined meta:name="AppVersion">16.0000</meta:user-defined>
    <meta:user-defined meta:name="Company">Esisar - Grenoble-inp</meta:user-defined>
    <meta:template xlink:type="simple" xlink:actuate="onRequest" xlink:title="Normal" xlink:href=""/>
  </office:meta>
</office:document-meta>
</file>